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SP-DIN" svg:font-family="OSP-D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de00f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ff0093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4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6.276cm"/>
    </style:style>
    <style:style style:name="gr5" style:family="graphic" style:parent-style-name="standard">
      <style:graphic-properties draw:stroke="none" draw:fill="none" fo:min-height="0.713cm"/>
    </style:style>
    <style:style style:name="co1" style:family="table-column">
      <style:table-column-properties style:column-width="2.151cm" style:use-optimal-column-width="false"/>
    </style:style>
    <style:style style:name="co2" style:family="table-column">
      <style:table-column-properties style:column-width="6.647cm" style:use-optimal-column-width="false"/>
    </style:style>
    <style:style style:name="ro1" style:family="table-row">
      <style:table-row-properties style:row-height="0.887cm"/>
    </style:style>
    <style:style style:name="ro2" style:family="table-row">
      <style:table-row-properties style:row-height="1.2cm"/>
    </style:style>
    <style:style style:name="ro3" style:family="table-row">
      <style:table-row-properties style:row-height="0.782cm"/>
    </style:style>
    <style:style style:name="ce1" style:family="table-cell">
      <style:paragraph-properties fo:text-align="start"/>
      <style:text-properties fo:font-size="8pt" style:font-size-asian="8pt" style:font-size-complex="8pt"/>
    </style:style>
    <style:style style:name="P1" style:family="paragraph">
      <loext:graphic-properties draw:fill="solid" draw:fill-color="#de00f6"/>
      <style:paragraph-properties fo:text-align="center"/>
    </style:style>
    <style:style style:name="P2" style:family="paragraph">
      <loext:graphic-properties draw:fill="solid" draw:fill-color="#ff0093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fo:text-align="center"/>
      <style:text-properties style:font-name="OSP-DIN" fo:font-size="24pt" style:font-size-asian="24pt" style:font-size-complex="24pt"/>
    </style:style>
    <style:style style:name="P6" style:family="paragraph">
      <style:paragraph-properties fo:text-align="end"/>
    </style:style>
    <style:style style:name="P7" style:family="paragraph">
      <style:paragraph-properties fo:text-align="start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color="#de00f6" style:font-name="OSP-D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de00f6" style:font-name="OSP-DIN" fo:font-size="24pt" style:font-size-asian="24pt" style:font-size-complex="24pt"/>
    </style:style>
    <style:style style:name="T3" style:family="text">
      <style:text-properties style:font-name="OSP-DIN" fo:font-size="24pt" style:font-size-asian="24pt" style:font-size-complex="24pt"/>
    </style:style>
    <style:style style:name="T4" style:family="text">
      <style:text-properties fo:color="#ff0093" style:font-name="OSP-DIN" fo:font-size="24pt" style:font-size-asian="24pt" style:font-size-complex="24pt"/>
    </style:style>
    <style:style style:name="T5" style:family="text">
      <style:text-properties style:font-name="OSP-DIN" fo:font-size="14pt" style:font-size-asian="14pt" style:font-size-complex="14pt"/>
    </style:style>
    <style:style style:name="T6" style:family="text">
      <style:text-properties fo:color="#de00f6" style:font-name="OSP-D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652cm" svg:height="1.055cm" svg:x="4.556cm" svg:y="1.127cm" svg:viewBox="0 0 1653 1056" svg:d="M945 0h708v1056h-708v-263l-237-1v264h-236v-264h-236v264h-236v-527l708-1 236-1zM1180 792h237v-528h-236z">
            <text:p/>
          </draw:path>
          <draw:path draw:style-name="gr2" draw:text-style-name="P2" draw:layer="layout" svg:width="1.652cm" svg:height="1.055cm" svg:x="4.556cm" svg:y="2.264cm" svg:viewBox="0 0 1653 1056" svg:d="M709 1056h-709v-1056h709v264h236v-264h236v264h236v-264h236v527l-708 1-236 1zM473 264h-237v528h236z">
            <text:p/>
          </draw:path>
        </draw:g>
        <draw:frame draw:style-name="gr3" draw:text-style-name="P4" draw:layer="layout" svg:width="8.5cm" svg:height="2.715cm" svg:x="1.168cm" svg:y="9.588cm">
          <draw:text-box>
            <text:p text:style-name="P3"><text:span text:style-name="T1">Everyone needs their privacy, whether that's from the state or from stalkers. Come learn how to protect it in a friendly and welcoming environment!</text:span></text:p>
            <text:p text:style-name="P3"><text:span text:style-name="T1"/></text:p>
            <text:p text:style-name="P3"><text:span text:style-name="T1">All skill levels are welcome, we just ask that you bring a smartphone and/or laptop to learn hands-on.</text:span></text:p>
            <text:p text:style-name="P3"><text:span text:style-name="T1"/></text:p>
          </draw:text-box>
        </draw:frame>
        <draw:frame draw:style-name="gr4" draw:text-style-name="P5" draw:layer="layout" svg:width="6.776cm" svg:height="1.145cm" svg:x="2.016cm" svg:y="3.284cm">
          <draw:text-box>
            <text:p text:style-name="P3"><text:span text:style-name="T2">ANN ARBOR</text:span><text:span text:style-name="T3"> </text:span><text:span text:style-name="T4">CRYPTOPARTY</text:span></text:p>
          </draw:text-box>
        </draw:frame>
        <draw:frame draw:style-name="standard" draw:layer="layout" svg:width="8.797cm" svg:height="4.642cm" svg:x="0.999cm" svg:y="4.674cm">
          <table:table table:template-name="default">
            <table:table-column table:style-name="co1"/>
            <table:table-column table:style-name="co2"/>
            <table:table-row table:style-name="ro1">
              <table:table-cell table:style-name="gray1">
                <text:p text:style-name="P6"><text:span text:style-name="T5">WHAT</text:span></text:p>
              </table:table-cell>
              <table:table-cell table:style-name="ce1">
                <text:p text:style-name="P7">Learn to stay safe online with privacy software and training!</text:p>
              </table:table-cell>
            </table:table-row>
            <table:table-row table:style-name="ro1">
              <table:table-cell table:style-name="gray1">
                <text:p text:style-name="P6"><text:span text:style-name="T5">WHO</text:span></text:p>
              </table:table-cell>
              <table:table-cell table:style-name="ce1">
                <text:p text:style-name="P7">Anyone, of any technical background! Bring your laptop, phone, and a friend!</text:p>
              </table:table-cell>
            </table:table-row>
            <table:table-row table:style-name="ro2">
              <table:table-cell table:style-name="gray1">
                <text:p text:style-name="P6"><text:span text:style-name="T5">WHERE</text:span></text:p>
              </table:table-cell>
              <table:table-cell table:style-name="ce1">
                <text:p text:style-name="P7">All Hands Active</text:p>
                <text:p text:style-name="P7">255 E. Liberty St. Suite 225</text:p>
                <text:p text:style-name="P7">Ann Arbor, MI</text:p>
              </table:table-cell>
            </table:table-row>
            <table:table-row table:style-name="ro3">
              <table:table-cell table:style-name="gray1">
                <text:p text:style-name="P6"><text:span text:style-name="T5">WHEN</text:span></text:p>
              </table:table-cell>
              <table:table-cell table:style-name="ce1">
                <text:p text:style-name="P7">2nd Saturday of each month, at 4pm</text:p>
              </table:table-cell>
            </table:table-row>
            <table:table-row table:style-name="ro1">
              <table:table-cell table:style-name="gray1">
                <text:p text:style-name="P6"><text:span text:style-name="T5">WHY</text:span></text:p>
              </table:table-cell>
              <table:table-cell table:style-name="ce1">
                <text:p text:style-name="P7">Computer security is important, and you deserve to have control of your digital information!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4.699cm" svg:height="0.963cm" svg:x="3.069cm" svg:y="12.007cm">
          <draw:text-box>
            <text:p text:style-name="P3"><text:span text:style-name="T6">http://a2crypto.party</text:span></text:p>
          </draw:text-box>
        </draw:frame>
      </draw:page>
      <draw:page draw:name="page2" draw:style-name="dp1" draw:master-page-name="Default">
        <draw:g>
          <draw:path draw:style-name="gr1" draw:text-style-name="P1" draw:layer="layout" svg:width="1.652cm" svg:height="1.055cm" svg:x="4.556cm" svg:y="1.127cm" svg:viewBox="0 0 1653 1056" svg:d="M945 0h708v1056h-708v-263l-237-1v264h-236v-264h-236v264h-236v-527l708-1 236-1zM1180 792h237v-528h-236z">
            <text:p/>
          </draw:path>
          <draw:path draw:style-name="gr2" draw:text-style-name="P2" draw:layer="layout" svg:width="1.652cm" svg:height="1.055cm" svg:x="4.556cm" svg:y="2.264cm" svg:viewBox="0 0 1653 1056" svg:d="M709 1056h-709v-1056h709v264h236v-264h236v264h236v-264h236v527l-708 1-236 1zM473 264h-237v528h236z">
            <text:p/>
          </draw:path>
        </draw:g>
        <draw:frame draw:style-name="gr3" draw:text-style-name="P4" draw:layer="layout" svg:width="8.5cm" svg:height="2.715cm" svg:x="1.168cm" svg:y="9.588cm">
          <draw:text-box>
            <text:p text:style-name="P3"><text:span text:style-name="T1">Everyone needs their privacy, whether that's from the state or from stalkers. Come learn how to protect it in a friendly and welcoming environment!</text:span></text:p>
            <text:p text:style-name="P3"><text:span text:style-name="T1"/></text:p>
            <text:p text:style-name="P3"><text:span text:style-name="T1">All skill levels are welcome, we just ask that you bring a smartphone and/or laptop to learn hands-on.</text:span></text:p>
            <text:p text:style-name="P3"><text:span text:style-name="T1"/></text:p>
          </draw:text-box>
        </draw:frame>
        <draw:frame draw:style-name="gr4" draw:text-style-name="P5" draw:layer="layout" svg:width="6.776cm" svg:height="1.145cm" svg:x="2.016cm" svg:y="3.284cm">
          <draw:text-box>
            <text:p text:style-name="P3"><text:span text:style-name="T2">ANN ARBOR</text:span><text:span text:style-name="T3"> </text:span><text:span text:style-name="T4">CRYPTOPARTY</text:span></text:p>
          </draw:text-box>
        </draw:frame>
        <draw:frame draw:style-name="standard" draw:layer="layout" svg:width="8.797cm" svg:height="4.642cm" svg:x="0.999cm" svg:y="4.674cm">
          <table:table table:template-name="default">
            <table:table-column table:style-name="co1"/>
            <table:table-column table:style-name="co2"/>
            <table:table-row table:style-name="ro1">
              <table:table-cell table:style-name="gray1">
                <text:p text:style-name="P6"><text:span text:style-name="T5">WHAT</text:span></text:p>
              </table:table-cell>
              <table:table-cell table:style-name="ce1">
                <text:p text:style-name="P7">Learn to stay safe online with privacy software and training!</text:p>
              </table:table-cell>
            </table:table-row>
            <table:table-row table:style-name="ro1">
              <table:table-cell table:style-name="gray1">
                <text:p text:style-name="P6"><text:span text:style-name="T5">WHO</text:span></text:p>
              </table:table-cell>
              <table:table-cell table:style-name="ce1">
                <text:p text:style-name="P7">Anyone, of any technical background! Bring your laptop, phone, and a friend!</text:p>
              </table:table-cell>
            </table:table-row>
            <table:table-row table:style-name="ro2">
              <table:table-cell table:style-name="gray1">
                <text:p text:style-name="P6"><text:span text:style-name="T5">WHERE</text:span></text:p>
              </table:table-cell>
              <table:table-cell table:style-name="ce1">
                <text:p text:style-name="P7">All Hands Active</text:p>
                <text:p text:style-name="P7">255 E. Liberty St. Suite 225</text:p>
                <text:p text:style-name="P7">Ann Arbor, MI</text:p>
              </table:table-cell>
            </table:table-row>
            <table:table-row table:style-name="ro3">
              <table:table-cell table:style-name="gray1">
                <text:p text:style-name="P6"><text:span text:style-name="T5">WHEN</text:span></text:p>
              </table:table-cell>
              <table:table-cell table:style-name="ce1">
                <text:p text:style-name="P7">2nd Saturday of each month, at 4pm</text:p>
              </table:table-cell>
            </table:table-row>
            <table:table-row table:style-name="ro1">
              <table:table-cell table:style-name="gray1">
                <text:p text:style-name="P6"><text:span text:style-name="T5">WHY</text:span></text:p>
              </table:table-cell>
              <table:table-cell table:style-name="ce1">
                <text:p text:style-name="P7">Computer security is important, and you deserve to have control of your digital information!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8" draw:layer="layout" svg:width="4.699cm" svg:height="0.963cm" svg:x="3.069cm" svg:y="12.007cm">
          <draw:text-box>
            <text:p text:style-name="P3"><text:span text:style-name="T6">http://a2crypto.party</text:span></text:p>
          </draw:text-box>
        </draw:frame>
      </draw:page>
      <draw:page draw:name="page3" draw:style-name="dp1" draw:master-page-name="Default">
        <draw:g>
          <draw:path draw:style-name="gr1" draw:text-style-name="P1" draw:layer="layout" svg:width="1.652cm" svg:height="1.055cm" svg:x="4.556cm" svg:y="1.127cm" svg:viewBox="0 0 1653 1056" svg:d="M945 0h708v1056h-708v-263l-237-1v264h-236v-264h-236v264h-236v-527l708-1 236-1zM1180 792h237v-528h-236z">
            <text:p/>
          </draw:path>
          <draw:path draw:style-name="gr2" draw:text-style-name="P2" draw:layer="layout" svg:width="1.652cm" svg:height="1.055cm" svg:x="4.556cm" svg:y="2.264cm" svg:viewBox="0 0 1653 1056" svg:d="M709 1056h-709v-1056h709v264h236v-264h236v264h236v-264h236v527l-708 1-236 1zM473 264h-237v528h236z">
            <text:p/>
          </draw:path>
        </draw:g>
        <draw:frame draw:style-name="gr3" draw:text-style-name="P4" draw:layer="layout" svg:width="8.5cm" svg:height="2.715cm" svg:x="1.168cm" svg:y="9.588cm">
          <draw:text-box>
            <text:p text:style-name="P3"><text:span text:style-name="T1">Everyone needs their privacy, whether that's from the state or from stalkers. Come learn how to protect it in a friendly and welcoming environment!</text:span></text:p>
            <text:p text:style-name="P3"><text:span text:style-name="T1"/></text:p>
            <text:p text:style-name="P3"><text:span text:style-name="T1">All skill levels are welcome, we just ask that you bring a smartphone and/or laptop to learn hands-on.</text:span></text:p>
            <text:p text:style-name="P3"><text:span text:style-name="T1"/></text:p>
          </draw:text-box>
        </draw:frame>
        <draw:frame draw:style-name="gr4" draw:text-style-name="P5" draw:layer="layout" svg:width="6.776cm" svg:height="1.145cm" svg:x="2.016cm" svg:y="3.284cm">
          <draw:text-box>
            <text:p text:style-name="P3"><text:span text:style-name="T2">ANN ARBOR</text:span><text:span text:style-name="T3"> </text:span><text:span text:style-name="T4">CRYPTOPARTY</text:span></text:p>
          </draw:text-box>
        </draw:frame>
        <draw:frame draw:style-name="standard" draw:layer="layout" svg:width="8.797cm" svg:height="4.642cm" svg:x="0.999cm" svg:y="4.674cm">
          <table:table table:template-name="default">
            <table:table-column table:style-name="co1"/>
            <table:table-column table:style-name="co2"/>
            <table:table-row table:style-name="ro1">
              <table:table-cell table:style-name="gray1">
                <text:p text:style-name="P6"><text:span text:style-name="T5">WHAT</text:span></text:p>
              </table:table-cell>
              <table:table-cell table:style-name="ce1">
                <text:p text:style-name="P7">Learn to stay safe online with privacy software and training!</text:p>
              </table:table-cell>
            </table:table-row>
            <table:table-row table:style-name="ro1">
              <table:table-cell table:style-name="gray1">
                <text:p text:style-name="P6"><text:span text:style-name="T5">WHO</text:span></text:p>
              </table:table-cell>
              <table:table-cell table:style-name="ce1">
                <text:p text:style-name="P7">Anyone, of any technical background! Bring your laptop, phone, and a friend!</text:p>
              </table:table-cell>
            </table:table-row>
            <table:table-row table:style-name="ro2">
              <table:table-cell table:style-name="gray1">
                <text:p text:style-name="P6"><text:span text:style-name="T5">WHERE</text:span></text:p>
              </table:table-cell>
              <table:table-cell table:style-name="ce1">
                <text:p text:style-name="P7">All Hands Active</text:p>
                <text:p text:style-name="P7">255 E. Liberty St. Suite 225</text:p>
                <text:p text:style-name="P7">Ann Arbor, MI</text:p>
              </table:table-cell>
            </table:table-row>
            <table:table-row table:style-name="ro3">
              <table:table-cell table:style-name="gray1">
                <text:p text:style-name="P6"><text:span text:style-name="T5">WHEN</text:span></text:p>
              </table:table-cell>
              <table:table-cell table:style-name="ce1">
                <text:p text:style-name="P7">2nd Saturday of each month, at 4pm</text:p>
              </table:table-cell>
            </table:table-row>
            <table:table-row table:style-name="ro1">
              <table:table-cell table:style-name="gray1">
                <text:p text:style-name="P6"><text:span text:style-name="T5">WHY</text:span></text:p>
              </table:table-cell>
              <table:table-cell table:style-name="ce1">
                <text:p text:style-name="P7">Computer security is important, and you deserve to have control of your digital information!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8" draw:layer="layout" svg:width="4.699cm" svg:height="0.963cm" svg:x="3.069cm" svg:y="12.007cm">
          <draw:text-box>
            <text:p text:style-name="P3"><text:span text:style-name="T6">http://a2crypto.party</text:span></text:p>
          </draw:text-box>
        </draw:frame>
      </draw:page>
      <draw:page draw:name="page4" draw:style-name="dp1" draw:master-page-name="Default">
        <draw:g>
          <draw:path draw:style-name="gr1" draw:text-style-name="P1" draw:layer="layout" svg:width="1.652cm" svg:height="1.055cm" svg:x="4.556cm" svg:y="1.127cm" svg:viewBox="0 0 1653 1056" svg:d="M945 0h708v1056h-708v-263l-237-1v264h-236v-264h-236v264h-236v-527l708-1 236-1zM1180 792h237v-528h-236z">
            <text:p/>
          </draw:path>
          <draw:path draw:style-name="gr2" draw:text-style-name="P2" draw:layer="layout" svg:width="1.652cm" svg:height="1.055cm" svg:x="4.556cm" svg:y="2.264cm" svg:viewBox="0 0 1653 1056" svg:d="M709 1056h-709v-1056h709v264h236v-264h236v264h236v-264h236v527l-708 1-236 1zM473 264h-237v528h236z">
            <text:p/>
          </draw:path>
        </draw:g>
        <draw:frame draw:style-name="gr3" draw:text-style-name="P4" draw:layer="layout" svg:width="8.5cm" svg:height="2.715cm" svg:x="1.168cm" svg:y="9.588cm">
          <draw:text-box>
            <text:p text:style-name="P3"><text:span text:style-name="T1">Everyone needs their privacy, whether that's from the state or from stalkers. Come learn how to protect it in a friendly and welcoming environment!</text:span></text:p>
            <text:p text:style-name="P3"><text:span text:style-name="T1"/></text:p>
            <text:p text:style-name="P3"><text:span text:style-name="T1">All skill levels are welcome, we just ask that you bring a smartphone and/or laptop to learn hands-on.</text:span></text:p>
            <text:p text:style-name="P3"><text:span text:style-name="T1"/></text:p>
          </draw:text-box>
        </draw:frame>
        <draw:frame draw:style-name="gr4" draw:text-style-name="P5" draw:layer="layout" svg:width="6.776cm" svg:height="1.145cm" svg:x="2.016cm" svg:y="3.284cm">
          <draw:text-box>
            <text:p text:style-name="P3"><text:span text:style-name="T2">ANN ARBOR</text:span><text:span text:style-name="T3"> </text:span><text:span text:style-name="T4">CRYPTOPARTY</text:span></text:p>
          </draw:text-box>
        </draw:frame>
        <draw:frame draw:style-name="standard" draw:layer="layout" svg:width="8.797cm" svg:height="4.642cm" svg:x="0.999cm" svg:y="4.674cm">
          <table:table table:template-name="default">
            <table:table-column table:style-name="co1"/>
            <table:table-column table:style-name="co2"/>
            <table:table-row table:style-name="ro1">
              <table:table-cell table:style-name="gray1">
                <text:p text:style-name="P6"><text:span text:style-name="T5">WHAT</text:span></text:p>
              </table:table-cell>
              <table:table-cell table:style-name="ce1">
                <text:p text:style-name="P7">Learn to stay safe online with privacy software and training!</text:p>
              </table:table-cell>
            </table:table-row>
            <table:table-row table:style-name="ro1">
              <table:table-cell table:style-name="gray1">
                <text:p text:style-name="P6"><text:span text:style-name="T5">WHO</text:span></text:p>
              </table:table-cell>
              <table:table-cell table:style-name="ce1">
                <text:p text:style-name="P7">Anyone, of any technical background! Bring your laptop, phone, and a friend!</text:p>
              </table:table-cell>
            </table:table-row>
            <table:table-row table:style-name="ro2">
              <table:table-cell table:style-name="gray1">
                <text:p text:style-name="P6"><text:span text:style-name="T5">WHERE</text:span></text:p>
              </table:table-cell>
              <table:table-cell table:style-name="ce1">
                <text:p text:style-name="P7">All Hands Active</text:p>
                <text:p text:style-name="P7">255 E. Liberty St. Suite 225</text:p>
                <text:p text:style-name="P7">Ann Arbor, MI</text:p>
              </table:table-cell>
            </table:table-row>
            <table:table-row table:style-name="ro3">
              <table:table-cell table:style-name="gray1">
                <text:p text:style-name="P6"><text:span text:style-name="T5">WHEN</text:span></text:p>
              </table:table-cell>
              <table:table-cell table:style-name="ce1">
                <text:p text:style-name="P7">2nd Saturday of each month, at 4pm</text:p>
              </table:table-cell>
            </table:table-row>
            <table:table-row table:style-name="ro1">
              <table:table-cell table:style-name="gray1">
                <text:p text:style-name="P6"><text:span text:style-name="T5">WHY</text:span></text:p>
              </table:table-cell>
              <table:table-cell table:style-name="ce1">
                <text:p text:style-name="P7">Computer security is important, and you deserve to have control of your digital information!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8" draw:layer="layout" svg:width="4.699cm" svg:height="0.963cm" svg:x="3.069cm" svg:y="12.007cm">
          <draw:text-box>
            <text:p text:style-name="P3"><text:span text:style-name="T6">http://a2crypto.par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SP-DIN" svg:font-family="OSP-D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795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11:59:41.201150000</meta:creation-date>
    <dc:date>2017-02-08T20:03:05.190688000</dc:date>
    <meta:editing-duration>PT31M52S</meta:editing-duration>
    <meta:editing-cycles>4</meta:editing-cycles>
    <meta:generator>LibreOffice/5.2.4.2$MacOSX_X86_64 LibreOffice_project/3d5603e1122f0f102b62521720ab13a38a4e0eb0</meta:generator>
    <meta:print-date>2017-02-08T20:02:11.058582000</meta:print-date>
    <meta:document-statistic meta:object-count="28"/>
  </office:meta>
</office:document-meta>
</file>